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A000000DA474F58F0.png" manifest:media-type="image/png"/>
  <manifest:file-entry manifest:full-path="Pictures/10000ABF0000167D0000167D4C75FD2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84d1" draw:textarea-horizontal-align="justify" draw:textarea-vertical-align="middle" draw:auto-grow-height="false" fo:min-height="5.338cm" fo:min-width="5.088cm"/>
    </style:style>
    <style:style style:name="gr2" style:family="graphic" style:parent-style-name="standard">
      <style:graphic-properties draw:stroke="none" draw:fill-color="#ff6633" draw:textarea-horizontal-align="justify" draw:textarea-vertical-align="middle" draw:auto-grow-height="false" fo:min-height="5.338cm" fo:min-width="5.977cm" draw:shadow="hidden"/>
    </style:style>
    <style:style style:name="gr3" style:family="graphic" style:parent-style-name="standard">
      <style:graphic-properties draw:stroke="none" draw:fill-color="#0084d1" draw:textarea-horizontal-align="justify" draw:textarea-vertical-align="middle" draw:auto-grow-height="false" fo:min-height="5.338cm" fo:min-width="6.104cm"/>
    </style:style>
    <style:style style:name="gr4" style:family="graphic" style:parent-style-name="objectwithoutfill">
      <style:graphic-properties svg:stroke-width="0.254cm" svg:stroke-color="#cccccc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7" style:family="graphic" style:parent-style-name="objectwithoutfill">
      <style:graphic-properties svg:stroke-width="0.203cm" svg:stroke-color="#cccccc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-color="#0084d1"/>
      <style:paragraph-properties fo:text-align="center"/>
      <style:text-properties fo:color="#ffffff" style:font-name="Raleway" fo:font-weight="bold" style:font-weight-asian="bold" style:font-weight-complex="bold"/>
    </style:style>
    <style:style style:name="P3" style:family="paragraph">
      <loext:graphic-properties draw:fill-color="#ff6633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color="#0066cc" style:font-name="Raleway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color="#0066cc" style:font-name="Raleway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4b8eff" style:font-name="Raleway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ffffff" style:font-name="Raleway" fo:font-weight="bold" style:font-weight-asian="bold" style:font-weight-complex="bold"/>
    </style:style>
    <style:style style:name="T2" style:family="text">
      <style:text-properties fo:color="#0084d1" style:font-name="Raleway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588cm" svg:height="5.588cm" svg:x="4.039cm" svg:y="8.311cm">
          <text:p text:style-name="P1"><text:span text:style-name="T1">parse-server</text:span></text:p>
          <text:p text:style-name="P1"><text:span text:style-name="T1">:13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6.477cm" svg:height="5.588cm" svg:x="3.531cm" svg:y="17.382cm">
          <text:p text:style-name="P1"><text:span text:style-name="T1">mongo</text:span></text:p>
          <text:p text:style-name="P1"><text:span text:style-name="T1">:270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6.604cm" svg:height="5.588cm" svg:x="11.405cm" svg:y="17.382cm">
          <text:p text:style-name="P1"><text:span text:style-name="T1">git</text:span></text:p>
          <text:p text:style-name="P1"><text:span text:style-name="T1">parse-cloud-code</text:span></text:p>
          <text:p text:style-name="P1"><text:span text:style-name="T1">:202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6.833cm" svg:y1="13.899cm" svg:x2="14.707cm" svg:y2="17.382cm" draw:start-shape="id1" draw:start-glue-point="2" draw:end-shape="id2" svg:d="M6833 13899v1742h7874v1741" svg:viewBox="0 0 7875 3484">
          <text:p text:style-name="P4">volume</text:p>
        </draw:connector>
        <draw:connector draw:style-name="gr4" draw:text-style-name="P5" draw:layer="layout" svg:x1="6.833cm" svg:y1="13.899cm" svg:x2="6.769cm" svg:y2="17.382cm" draw:start-shape="id1" draw:start-glue-point="2" draw:end-shape="id3" svg:d="M6833 13899v1742h-64v1741" svg:viewBox="0 0 65 3484">
          <text:p text:style-name="P4"/>
        </draw:connector>
        <draw:frame draw:style-name="gr5" draw:text-style-name="P6" draw:layer="layout" svg:width="2.286cm" svg:height="2.286cm" svg:x="3.159cm" svg:y="4.556cm">
          <draw:image xlink:href="Pictures/10000ABF0000167D0000167D4C75FD2D.svg" xlink:type="simple" xlink:show="embed" xlink:actuate="onLoad">
            <text:p/>
          </draw:image>
          <draw:image xlink:href="Pictures/10000201000000DA000000DA474F58F0.png" xlink:type="simple" xlink:show="embed" xlink:actuate="onLoad"/>
        </draw:frame>
        <draw:frame draw:style-name="gr6" draw:text-style-name="P8" draw:layer="layout" svg:width="13.081cm" svg:height="1.778cm" svg:x="6.334cm" svg:y="4.81cm">
          <draw:text-box>
            <text:p text:style-name="P7"><text:span text:style-name="T2">parse-server stack</text:span></text:p>
          </draw:text-box>
        </draw:frame>
        <draw:custom-shape draw:style-name="gr3" draw:text-style-name="P2" xml:id="id4" draw:id="id4" draw:layer="layout" svg:width="6.604cm" svg:height="5.588cm" svg:x="11.405cm" svg:y="8.311cm">
          <text:p text:style-name="P1"><text:span text:style-name="T1">parse-dashboard</text:span></text:p>
          <text:p text:style-name="P1"><text:span text:style-name="T1">:4040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1.405cm" svg:y1="11.105cm" svg:x2="9.627cm" svg:y2="11.105cm" draw:start-shape="id4" draw:start-glue-point="3" draw:end-shape="id1" svg:d="M11405 11105h-1778" svg:viewBox="0 0 177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Medium" style:font-family-asian="'Noto Sans CJK TC Medium'" style:font-family-generic-asian="system" style:font-pitch-asian="variable" style:font-size-asian="18pt" style:font-style-asian="normal" style:font-weight-asian="normal" style:font-name-complex="Noto Sans CJK TC Medium" style:font-family-complex="'Noto Sans CJK TC Mediu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866cm" fo:margin-bottom="4.119cm" fo:margin-left="2.134cm" fo:margin-right="2.03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6T01:35:00.880182721</meta:creation-date>
    <dc:date>2016-03-05T10:59:59.639739252</dc:date>
    <meta:editing-duration>PT16M55S</meta:editing-duration>
    <meta:editing-cycles>6</meta:editing-cycles>
    <meta:generator>LibreOffice/4.4.2.2$Linux_X86_64 LibreOffice_project/40m0$Build-2</meta:generator>
    <meta:document-statistic meta:object-count="9"/>
  </office:meta>
</office:document-meta>
</file>